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0bf3"/>
    </style:style>
    <style:style style:name="P2" style:family="paragraph" style:parent-style-name="Text_20_body">
      <style:text-properties officeooo:paragraph-rsid="0021e275"/>
    </style:style>
    <style:style style:name="P3" style:family="paragraph" style:parent-style-name="Text_20_body">
      <style:text-properties officeooo:paragraph-rsid="0026993a"/>
    </style:style>
    <style:style style:name="P4" style:family="paragraph" style:parent-style-name="Text_20_body">
      <style:text-properties officeooo:paragraph-rsid="0027f8cb"/>
    </style:style>
    <style:style style:name="P5" style:family="paragraph" style:parent-style-name="Text_20_body">
      <style:paragraph-properties fo:line-height="100%"/>
      <style:text-properties style:use-window-font-color="true" style:font-name="Liberation Mono"/>
    </style:style>
    <style:style style:name="P6" style:family="paragraph" style:parent-style-name="Text_20_body">
      <style:paragraph-properties fo:line-height="100%"/>
      <style:text-properties style:use-window-font-color="true" style:font-name="Liberation Mono" officeooo:paragraph-rsid="0027fee7"/>
    </style:style>
    <style:style style:name="P7" style:family="paragraph" style:parent-style-name="Text_20_body">
      <style:text-properties officeooo:paragraph-rsid="002b9024"/>
    </style:style>
    <style:style style:name="P8" style:family="paragraph" style:parent-style-name="Text_20_body">
      <style:text-properties officeooo:paragraph-rsid="002db87f"/>
    </style:style>
    <style:style style:name="P9" style:family="paragraph" style:parent-style-name="Text_20_body">
      <style:paragraph-properties fo:line-height="100%"/>
      <style:text-properties style:use-window-font-color="true" style:font-name="Liberation Mono" fo:background-color="#ffffff"/>
    </style:style>
    <style:style style:name="P10" style:family="paragraph" style:parent-style-name="Text_20_body">
      <style:text-properties officeooo:rsid="002b9024" officeooo:paragraph-rsid="002b9024"/>
    </style:style>
    <style:style style:name="P11" style:family="paragraph" style:parent-style-name="Text_20_body">
      <style:text-properties officeooo:rsid="0032d02b" officeooo:paragraph-rsid="0032d02b"/>
    </style:style>
    <style:style style:name="P12" style:family="paragraph" style:parent-style-name="Text_20_body">
      <style:text-properties officeooo:rsid="0035050d" officeooo:paragraph-rsid="0035050d"/>
    </style:style>
    <style:style style:name="P13" style:family="paragraph" style:parent-style-name="Heading_20_2">
      <style:text-properties officeooo:paragraph-rsid="0021e275"/>
    </style:style>
    <style:style style:name="P14" style:family="paragraph" style:parent-style-name="Title">
      <style:text-properties officeooo:rsid="00210bf3" officeooo:paragraph-rsid="00210bf3"/>
    </style:style>
    <style:style style:name="P15" style:family="paragraph" style:parent-style-name="Heading_20_1">
      <style:text-properties officeooo:rsid="00210bf3" officeooo:paragraph-rsid="00210bf3"/>
    </style:style>
    <style:style style:name="P16" style:family="paragraph" style:parent-style-name="Heading_20_1">
      <style:text-properties officeooo:rsid="0032d02b" officeooo:paragraph-rsid="0032d02b"/>
    </style:style>
    <style:style style:name="T1" style:family="text">
      <style:text-properties style:font-name="Liberation Serif" officeooo:rsid="00210bf3"/>
    </style:style>
    <style:style style:name="T2" style:family="text">
      <style:text-properties style:font-name="Liberation Serif" officeooo:rsid="0021e275"/>
    </style:style>
    <style:style style:name="T3" style:family="text">
      <style:text-properties style:font-name="Liberation Serif" officeooo:rsid="00249ea8"/>
    </style:style>
    <style:style style:name="T4" style:family="text">
      <style:text-properties style:font-name="Liberation Serif" officeooo:rsid="0026993a"/>
    </style:style>
    <style:style style:name="T5" style:family="text">
      <style:text-properties style:font-name="Liberation Serif" fo:font-style="italic" officeooo:rsid="0026993a" style:font-style-asian="italic" style:font-style-complex="italic"/>
    </style:style>
    <style:style style:name="T6" style:family="text">
      <style:text-properties style:font-name="Liberation Serif" officeooo:rsid="0027f8cb"/>
    </style:style>
    <style:style style:name="T7" style:family="text">
      <style:text-properties style:font-name="Liberation Serif" officeooo:rsid="002d9bcb"/>
    </style:style>
    <style:style style:name="T8" style:family="text">
      <style:text-properties style:font-name="Liberation Serif" officeooo:rsid="00309ace"/>
    </style:style>
    <style:style style:name="T9" style:family="text">
      <style:text-properties style:font-name="Liberation Serif" officeooo:rsid="0030d6e6"/>
    </style:style>
    <style:style style:name="T10" style:family="text">
      <style:text-properties style:font-name="Liberation Mono" officeooo:rsid="00210bf3"/>
    </style:style>
    <style:style style:name="T11" style:family="text">
      <style:text-properties style:font-name="Liberation Mono" officeooo:rsid="00240f2c"/>
    </style:style>
    <style:style style:name="T12" style:family="text">
      <style:text-properties style:font-name="Liberation Mono" officeooo:rsid="0026993a"/>
    </style:style>
    <style:style style:name="T13" style:family="text">
      <style:text-properties officeooo:rsid="0021e275"/>
    </style:style>
    <style:style style:name="T14" style:family="text">
      <style:text-properties fo:color="#000000" style:font-name="monospace" officeooo:rsid="0021e275" fo:background-color="#ffffff" loext:char-shading-value="0"/>
    </style:style>
    <style:style style:name="T15" style:family="text">
      <style:text-properties fo:color="#000000" style:font-name="monospace" officeooo:rsid="0026993a" fo:background-color="#ffffff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27fee7" fo:background-color="#ffffff" loext:char-shading-value="0"/>
    </style:style>
    <style:style style:name="T18" style:family="text">
      <style:text-properties style:use-window-font-color="true" style:font-name="Liberation Mono" fo:font-weight="normal" officeooo:rsid="002b9024" style:font-weight-asian="normal" style:font-weight-complex="normal"/>
    </style:style>
    <style:style style:name="T19" style:family="text">
      <style:text-properties style:use-window-font-color="true" style:font-name="Liberation Mono" fo:font-weight="normal" fo:background-color="#ffffff" loext:char-shading-value="0" style:font-weight-asian="normal" style:font-weight-complex="normal"/>
    </style:style>
    <style:style style:name="T20" style:family="text">
      <style:text-properties style:use-window-font-color="true" style:font-name="Liberation Mono" fo:font-weight="normal" officeooo:rsid="002db87f" fo:background-color="#ffffff" loext:char-shading-value="0" style:font-weight-asian="normal" style:font-weight-complex="normal"/>
    </style:style>
    <style:style style:name="T21" style:family="text">
      <style:text-properties fo:font-weight="normal" officeooo:rsid="0027fee7" fo:background-color="#ffffff" loext:char-shading-value="0" style:font-weight-asian="normal" style:font-weight-complex="normal"/>
    </style:style>
    <style:style style:name="T22" style:family="text">
      <style:text-properties officeooo:rsid="0033db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nexes</text:p>
      <text:h text:style-name="P16" text:outline-level="1">Bluetooth Developper Studio</text:h>
      <text:p text:style-name="P11">BDS a été utilisé pour développer le profil Stuff Manager. C’est un programme proposé par le Bluetooth SIG pour accélérer et faciliter le développement de profils Bluetooth <text:span text:style-name="T22">Low Energy</text:span>. <text:span text:style-name="T22">Et un autre des avantages, c’est qu’il y a un système de plugins pour génerer du code selon le profil choisi. Nordic en propose un qui génère le code de la partie Bluetooth pour les microcontrolleurs nRF51 et nRF52.</text:span></text:p>
      <text:p text:style-name="P12">&lt;img bds&gt;</text:p>
      <text:p text:style-name="P12">Pour faire son propre profil, on peut commencer sur la base d’un qui est déjà existant et le modifier selon nos besoins, ou tout créer depuis zéro.</text:p>
      <text:h text:style-name="P15" text:outline-level="1">Installation <text:span text:style-name="T13">Cordova et </text:span>Ionic</text:h>
      <text:p text:style-name="P8">Pour commencer il faut installer Node.js (version 6 minimum). Pour ça il faut le télécharger sur son site et ensuite le décompresser dans un répertoire. <text:span text:style-name="Source_20_Text"><text:span text:style-name="T7">Il faut ensuite aussi installer un JDK pour compiler sur Android. Le paquet </text:span></text:span><text:span text:style-name="Source_20_Text"><text:span text:style-name="T8">gradle</text:span></text:span><text:span text:style-name="Source_20_Text"><text:span text:style-name="T7"> </text:span></text:span><text:span text:style-name="Source_20_Text"><text:span text:style-name="T9">a </text:span></text:span><text:span text:style-name="Source_20_Text"><text:span text:style-name="T7">été installé. </text:span></text:span><text:span text:style-name="Source_20_Text"><text:span text:style-name="T9">De même que Java JDK depuis le site officiel.</text:span></text:span><text:span text:style-name="Source_20_Text"><text:span text:style-name="T7"> </text:span></text:span>Pour rajouter les exécutables à l’environnement, on fait des liens symbolique dans /usr/bin :</text:p>
      <text:p text:style-name="P6"><text:span text:style-name="T21">ln</text:span><text:span text:style-name="T16"> -s /opt/node-v6.11.0-linux-x64/bin/</text:span><text:span text:style-name="T17">node</text:span><text:span text:style-name="T16"> </text:span><text:span text:style-name="T17">node</text:span></text:p>
      <text:p text:style-name="P5"><text:span text:style-name="T21">ln</text:span><text:span text:style-name="T16"> -s /opt/node-v6.11.0-linux-x64/bin/npm npm</text:span></text:p>
      <text:p text:style-name="P9">ln -s /home/tab/Android/Sdk/tools/android android</text:p>
      <text:p text:style-name="P10">Et il faut rajouter des variables d’environnement dans le bashtrucrc :</text:p>
      <text:p text:style-name="P7"><text:span text:style-name="T18">ANDROID_HOME=</text:span><text:span text:style-name="T19">/home/tab/Android/Sdk</text:span></text:p>
      <text:p text:style-name="P8"><text:span text:style-name="T20">JAVA_HOME=</text:span><text:span text:style-name="T19">/usr/lib/jvm/java-9-openjdk-amd64/</text:span></text:p>
      <text:p text:style-name="P7">Ensuite il faut installer Cordova et Ionic :</text:p>
      <text:p text:style-name="Text_20_body"><text:span text:style-name="Source_20_Text">npm install -g ionic cordova</text:span></text:p>
      <text:p text:style-name="P4"><text:span text:style-name="Source_20_Text"><text:span text:style-name="T6">Pourquoi avoir choisi Cordova et pas Ionic ou Android Studio vanilla ? Parce que en étant sur Cordova ou Ionic çaa permet de créer une seule application multi-plateforme. Et ensuite pour le choix entre Ionic et Cordova, c’est le fait que Julia maîtrise mieux le HTML/CSS que le JS.</text:span></text:span></text:p>
      <text:h text:style-name="P13" text:outline-level="2"><text:span text:style-name="Source_20_Text"><text:span text:style-name="T13">Cordova</text:span></text:span></text:h>
      <text:p text:style-name="P2"><text:span text:style-name="Source_20_Text"><text:span text:style-name="T2">Pour créer un projet Cordova on fait :</text:span></text:span></text:p>
      <text:p text:style-name="P2"><text:span text:style-name="Source_20_Text"><text:span text:style-name="T14">cordova create ShuQi ch.hepia.ShuQi ShuQi</text:span></text:span></text:p>
      <text:p text:style-name="P3"><text:span text:style-name="Source_20_Text"><text:span text:style-name="T4">Ensuite il faut ajouter les plateformes. Ici c’est Android que l’on veut (on rajoute la plateforme </text:span></text:span><text:span text:style-name="Source_20_Text"><text:span text:style-name="T5">Browser</text:span></text:span><text:span text:style-name="Source_20_Text"><text:span text:style-name="T4"> pour des raisons de débuging).</text:span></text:span></text:p>
      <text:p text:style-name="P3"><text:span text:style-name="Source_20_Text"><text:span text:style-name="T15">cordova platform add android</text:span></text:span></text:p>
      <text:p text:style-name="P3"><text:soft-page-break/><text:span text:style-name="Source_20_Text"><text:span text:style-name="T4">Et maintenant on peut lancer l’application avec :</text:span></text:span></text:p>
      <text:p text:style-name="P3"><text:span text:style-name="Source_20_Text"><text:span text:style-name="T12">cordova run android</text:span></text:span></text:p>
      <text:p text:style-name="P3"><text:span text:style-name="Source_20_Text"><text:span text:style-name="T12">cordova run browser --target=firefox</text:span></text:span></text:p>
      <text:p text:style-name="P3"><text:span text:style-name="Source_20_Text"><text:span text:style-name="T4">Pour rajouter des plugins, rien de plus simple. On va rajouter le plugin pour interagir avec le BLE :</text:span></text:span></text:p>
      <text:p text:style-name="P3"><text:span text:style-name="Source_20_Text"><text:span text:style-name="T15">cordova plugin add cordova-plugin-ble-central</text:span></text:span></text:p>
      <text:p text:style-name="P4"><text:span text:style-name="Source_20_Text"><text:span text:style-name="T6">Et maintenant le projet est prêt !</text:span></text:span></text:p>
      <text:h text:style-name="P13" text:outline-level="2"><text:span text:style-name="Source_20_Text"><text:span text:style-name="T13">Ionic</text:span></text:span></text:h>
      <text:p text:style-name="P1"><text:span text:style-name="Source_20_Text"><text:span text:style-name="T1">A</text:span></text:span><text:span text:style-name="Source_20_Text"><text:span text:style-name="T2">vec Ionic c’est un peu différent. O</text:span></text:span><text:span text:style-name="Source_20_Text"><text:span text:style-name="T1">n créer le projet Ionic avec :</text:span></text:span></text:p>
      <text:p text:style-name="P1"><text:span text:style-name="Source_20_Text"><text:span text:style-name="T10">ionic start </text:span></text:span><text:span text:style-name="Source_20_Text"><text:span text:style-name="T11">ShuQi</text:span></text:span></text:p>
      <text:p text:style-name="P1"><text:span text:style-name="Source_20_Text"><text:span text:style-name="T1">Et ensuite pour tester l’application dans un navigateur il fait faire </text:span></text:span><text:span text:style-name="Source_20_Text"><text:span text:style-name="T3">dans le dossier du projet</text:span></text:span><text:span text:style-name="Source_20_Text"><text:span text:style-name="T1"> :</text:span></text:span></text:p>
      <text:p text:style-name="P1"><text:span text:style-name="Source_20_Text"><text:span text:style-name="T10">ionic serve</text:span></text:span></text:p>
      <text:p text:style-name="P2"><text:span text:style-name="Source_20_Text"><text:span text:style-name="T2">Mais on va pas utiliser Ionic parce que Julia ne connaît pas trop le JS.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13:45.336598396</meta:creation-date>
    <meta:generator>LibreOffice/5.2.7.2$Windows_x86 LibreOffice_project/2b7f1e640c46ceb28adf43ee075a6e8b8439ed10</meta:generator>
    <dc:date>2017-06-29T17:11:07.673000000</dc:date>
    <meta:editing-duration>PT5H33M33S</meta:editing-duration>
    <meta:editing-cycles>21</meta:editing-cycles>
    <meta:document-statistic meta:table-count="0" meta:image-count="0" meta:object-count="0" meta:page-count="2" meta:paragraph-count="33" meta:word-count="394" meta:character-count="2455" meta:non-whitespace-character-count="2095"/>
  </office:meta>
</office:document-meta>
</file>